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018a"/>
    </style:style>
    <style:style style:name="P2" style:family="paragraph" style:parent-style-name="Text_20_body">
      <style:paragraph-properties fo:text-align="start" style:justify-single-word="false"/>
      <style:text-properties officeooo:paragraph-rsid="000a018a"/>
    </style:style>
    <style:style style:name="P3" style:family="paragraph" style:parent-style-name="Text_20_body">
      <style:paragraph-properties fo:text-align="center" style:justify-single-word="false"/>
      <style:text-properties officeooo:rsid="002af988" officeooo:paragraph-rsid="002af988"/>
    </style:style>
    <style:style style:name="P4" style:family="paragraph" style:parent-style-name="Title">
      <style:paragraph-properties fo:text-align="center" style:justify-single-word="false"/>
      <style:text-properties officeooo:rsid="0025767d" officeooo:paragraph-rsid="0025767d"/>
    </style:style>
    <style:style style:name="T1" style:family="text">
      <style:text-properties officeooo:rsid="002cd8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快活嗎</text:p>
      <text:p text:style-name="P2"/>
      <text:p text:style-name="P1">太陽西下</text:p>
      <text:p text:style-name="P1">燈籠升起</text:p>
      <text:p text:style-name="P1">廣場上又跳起了自由的舞蹈</text:p>
      <text:p text:style-name="P1">誰說這裡沒自由啊</text:p>
      <text:p text:style-name="P1">我們叫的再大聲也沒人管</text:p>
      <text:p text:style-name="P1"/>
      <text:p text:style-name="P1">大紅燈籠掛起的地方</text:p>
      <text:p text:style-name="P1">滾動着一行字</text:p>
      <text:p text:style-name="P3">上面寫着</text:p>
      <text:p text:style-name="P1">民族有信仰 人民有力量</text:p>
      <text:p text:style-name="P1"/>
      <text:p text:style-name="P1">每一次路過</text:p>
      <text:p text:style-name="P1">都會情不自禁地看幾眼</text:p>
      <text:p text:style-name="P1">心裡有一個聲音在對我呼喊</text:p>
      <text:p text:style-name="P1">快來啊 快活啊</text:p>
      <text:p text:style-name="P1"/>
      <text:p text:style-name="P1">我停下了腳步</text:p>
      <text:p text:style-name="P1">掙扎了一會</text:p>
      <text:p text:style-name="P1">腦子裡又回憶起了一個笑話</text:p>
      <text:p text:style-name="P1">一個某人打小常對我說的笑話</text:p>
      <text:p text:style-name="P1">他說</text:p>
      <text:p text:style-name="P1">過路人等不得在此小便</text:p>
      <text:p text:style-name="P1"/>
      <text:p text:style-name="P1">嗨 某某君</text:p>
      <text:p text:style-name="P1">你在上面</text:p>
      <text:p text:style-name="P1">快活嗎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08-14T17:06:16.254600835</dc:date>
    <meta:editing-duration>PT1H20M20S</meta:editing-duration>
    <meta:editing-cycles>27</meta:editing-cycles>
    <meta:document-statistic meta:table-count="0" meta:image-count="0" meta:object-count="0" meta:page-count="1" meta:paragraph-count="23" meta:word-count="165" meta:character-count="168" meta:non-whitespace-character-count="165"/>
  </office:meta>
</office:document-meta>
</file>